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CodePro" svg:font-family="SourceCodePro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e45a3" officeooo:paragraph-rsid="001e45a3" style:font-size-asian="14pt" style:font-weight-asian="bold" style:font-size-complex="16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204ce3" officeooo:paragraph-rsid="00204ce3" style:font-size-asian="14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04ce3" officeooo:paragraph-rsid="00204ce3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6855a" officeooo:paragraph-rsid="0026855a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04ce3" officeooo:paragraph-rsid="00204ce3" style:font-size-asian="11.3500003814697pt" style:font-weight-asian="bold" style:font-size-complex="13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04ce3" officeooo:paragraph-rsid="0026855a" style:font-size-asian="11.3500003814697pt" style:font-weight-asian="bold" style:font-size-complex="13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6855a" officeooo:paragraph-rsid="0026855a" style:font-size-asian="11.3500003814697pt" style:font-weight-asian="bold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paragraph-rsid="0026855a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204ce3" officeooo:paragraph-rsid="00204ce3" style:font-size-asian="11.3500003814697pt" style:font-weight-asian="normal" style:font-size-complex="13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204ce3" officeooo:paragraph-rsid="0026855a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3pt" fo:font-weight="bold" officeooo:rsid="00204ce3" officeooo:paragraph-rsid="00204ce3" style:font-size-asian="11.3500003814697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3pt" fo:font-weight="bold" officeooo:rsid="00204ce3" officeooo:paragraph-rsid="00204ce3" style:font-size-asian="11.3500003814697pt" style:font-weight-asian="bold" style:font-size-complex="13pt" style:font-weight-complex="bold"/>
    </style:style>
    <style:style style:name="P1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3pt" fo:font-weight="bold" officeooo:rsid="0026855a" officeooo:paragraph-rsid="0026855a" style:font-size-asian="11.3500003814697pt" style:font-weight-asian="bold" style:font-size-complex="13pt" style:font-weight-complex="bold"/>
    </style:style>
    <style:style style:name="P14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224876" officeooo:paragraph-rsid="00224876"/>
    </style:style>
    <style:style style:name="P15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234d06" officeooo:paragraph-rsid="00234d06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234d06" officeooo:paragraph-rsid="00234d0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5f2da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6855a" style:font-size-asian="11.3500003814697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fo:font-weight="normal" officeooo:rsid="0025f2da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4pt" fo:font-weight="bold" officeooo:rsid="0026855a" style:font-size-asian="12.25pt" style:font-weight-asian="bold" style:font-size-complex="14pt" style:font-weight-complex="bold"/>
    </style:style>
    <style:style style:name="T10" style:family="text">
      <style:text-properties fo:font-variant="normal" fo:text-transform="none" fo:color="#454c59" style:font-name="SourceCodePro" fo:font-size="8.39999961853027pt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454c59" style:font-name="SourceCodePro" fo:letter-spacing="normal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fo:color="#454c59" style:font-name="Liberation Serif" fo:letter-spacing="normal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454c59" style:font-name="Liberation Serif" fo:letter-spacing="normal" fo:font-style="normal" fo:font-weight="normal" fo:background-color="#000000" loext:char-shading-value="0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variant="normal" fo:text-transform="none" fo:color="#454c59" style:font-name="Liberation Serif" fo:letter-spacing="normal" fo:font-style="normal" fo:font-weight="normal" fo:background-color="#000000" loext:char-shading-value="0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variant="normal" fo:text-transform="none" fo:color="#454c59" style:font-name="Liberation Serif" fo:letter-spacing="normal" fo:font-style="normal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letter-spacing="normal" fo:font-style="normal" fo:background-color="transparent" loext:char-shading-value="0" style:font-style-asian="normal" style:font-style-complex="normal"/>
    </style:style>
    <style:style style:name="T19" style:family="text">
      <style:text-properties style:font-name="Liberation Serif" fo:font-style="normal" fo:font-weight="normal" officeooo:rsid="0026855a" style:font-size-asian="11.3500003814697pt" style:font-style-asian="normal" style:font-weight-asian="normal" style:font-size-complex="13pt" style:font-style-complex="normal" style:font-weight-complex="normal"/>
    </style:style>
    <style:style style:name="T20" style:family="text">
      <style:text-properties style:font-name="Liberation Serif" fo:font-style="normal" fo:font-weight="normal" officeooo:rsid="0026855a" fo:background-color="#000000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1" style:family="text">
      <style:text-properties style:font-name="Liberation Serif" fo:font-style="normal" fo:font-weight="normal" officeooo:rsid="0026855a" fo:background-color="#000000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2" style:family="text">
      <style:text-properties style:font-name="Liberation Serif" fo:font-style="normal" fo:font-weight="normal" officeooo:rsid="0026855a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style:font-name="Liberation Serif" fo:font-style="normal" fo:font-weight="normal" officeooo:rsid="0026855a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script Dates</text:p>
      <text:p text:style-name="P1"/>
      <text:p text:style-name="P3">Date Object:</text:p>
      <text:p text:style-name="P9">Uma data Javascript representa um Momento no Tempo baseado no número de milissegundos deste de 01/01/1970 UTC 00:00:00, <text:span text:style-name="T3">a Unix Epoch</text:span>.</text:p>
      <text:p text:style-name="P9"/>
      <text:p text:style-name="P5">Criar uma Date Instance:</text:p>
      <text:list xml:id="list3848486317" text:style-name="L1">
        <text:list-item>
          <text:p text:style-name="P11"><text:span text:style-name="T1">new Date() → Cria uma data baseado nas informações do Sistema.</text:span></text:p>
        </text:list-item>
      </text:list>
      <text:p text:style-name="P12"><text:span text:style-name="T1"/></text:p>
      <text:list xml:id="list3601605208595" text:continue-numbering="true" text:style-name="L1">
        <text:list-item>
          <text:p text:style-name="P11"><text:span text:style-name="T1">new Date(value) → Cria uma data baseado no </text:span><text:span text:style-name="T2">value</text:span><text:span text:style-name="T5">, o número de milissegundos desde a Unix <text:tab/><text:tab/><text:tab/><text:tab/>Epoch.</text:span></text:p>
        </text:list-item>
      </text:list>
      <text:p text:style-name="P12"><text:span text:style-name="T5"/></text:p>
      <text:list xml:id="list3601372930738" text:continue-numbering="true" text:style-name="L1">
        <text:list-item>
          <text:p text:style-name="P11"><text:span text:style-name="T5">new Date(dateString) → Cria uma data baseada na </text:span><text:span text:style-name="T2">dateString</text:span><text:span text:style-name="T5">, que tem de ter um formato <text:tab/><text:tab/><text:tab/><text:tab/> <text:s text:c="7"/>reconhecível pela função Date.parse():</text:span></text:p>
          <text:list>
            <text:list-item>
              <text:p text:style-name="P14"><text:span text:style-name="T7">MM/DD/YYYY <text:tab/>(01/01/2020)</text:span></text:p>
            </text:list-item>
            <text:list-item>
              <text:p text:style-name="P14"><text:span text:style-name="T7">Month Day, Year <text:tab/>(Jan 1, 2020)</text:span></text:p>
            </text:list-item>
          </text:list>
        </text:list-item>
      </text:list>
      <text:p text:style-name="P16"><text:span text:style-name="T7"/></text:p>
      <text:list xml:id="list3601479769324" text:continue-numbering="true" text:style-name="L1">
        <text:list-item>
          <text:p text:style-name="P15"><text:span text:style-name="T7">new Date(year, month, day, hour, minutes, seconds, milliseconds):</text:span></text:p>
          <text:list>
            <text:list-item>
              <text:p text:style-name="P15"><text:span text:style-name="T7">year: Número inteiro que representa o ano (00-99 → 1900 – 1999).</text:span></text:p>
            </text:list-item>
            <text:list-item>
              <text:p text:style-name="P15"><text:span text:style-name="T7">month: Número inteiro que representa o mês (0-based index, 0 é Janeiro e 11 é Dezembro).</text:span></text:p>
            </text:list-item>
            <text:list-item>
              <text:p text:style-name="P15"><text:span text:style-name="T7">day*: Número inteiro que representa o dia (Número do dia no mês).</text:span></text:p>
            </text:list-item>
            <text:list-item>
              <text:p text:style-name="P15"><text:span text:style-name="T7">hour*: Número inteiro que representa a hora do dia.</text:span></text:p>
            </text:list-item>
            <text:list-item>
              <text:p text:style-name="P15"><text:span text:style-name="T7">minutes*: Número inteiro que representa o minuto da hora.</text:span></text:p>
            </text:list-item>
            <text:list-item>
              <text:p text:style-name="P15"><text:span text:style-name="T7">seconds*: Número inteiro que representa o segundo do minuto.</text:span></text:p>
            </text:list-item>
            <text:list-item>
              <text:p text:style-name="P15"><text:span text:style-name="T7">milliseconds*: Número inteiro que representa o milissegundo do segundo.</text:span></text:p>
            </text:list-item>
            <text:list-item>
              <text:p text:style-name="P15"><text:span text:style-name="T7">* → Opcion</text:span><text:span text:style-name="T8">al.</text:span></text:p>
            </text:list-item>
          </text:list>
        </text:list-item>
      </text:list>
      <text:p text:style-name="P10"/>
      <text:p text:style-name="P6"><text:span text:style-name="T8"/></text:p>
      <text:p text:style-name="P4"><text:span text:style-name="T4">V</text:span><text:span text:style-name="T3">er uma Date:</text:span></text:p>
      <text:p text:style-name="P7"><text:span text:style-name="T5">date.toString(10/11/2009) → Sun Oct 11 2009 00:00:00 GMT +0000 (UTC)</text:span></text:p>
      <text:p text:style-name="P8"><text:span text:style-name="T6">date.toISOString(10/11/2009) →</text:span><text:span text:style-name="T23"> </text:span><text:span text:style-name="T16">2009-10-11T00:00:00.000Z</text:span></text:p>
      <text:p text:style-name="P8"><text:span text:style-name="T16"/></text:p>
      <text:p text:style-name="P8"><text:span text:style-name="T16"/></text:p>
      <text:p text:style-name="P4"><text:span text:style-name="T18">Métodos get:</text:span></text:p>
      <text:list xml:id="list532250969" text:style-name="L2">
        <text:list-item>
          <text:p text:style-name="P13"><text:span text:style-name="T17">Date.getTime() → Devolve o número de milissegundos desde a Epoch.</text:span></text:p>
        </text:list-item>
        <text:list-item>
          <text:p text:style-name="P13"><text:span text:style-name="T17">Date.getFullYear() → Devolve o ano de 4 dígitos.</text:span></text:p>
        </text:list-item>
        <text:list-item>
          <text:p text:style-name="P13"><text:span text:style-name="T17">Date.getMonth() → Devolve o mês como um número com index</text:span></text:p>
        </text:list-item>
      </text:list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CodePro" svg:font-family="SourceCodePro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9:36:55.572000000</meta:creation-date>
    <meta:generator>LibreOffice/6.0.7.3$Windows_X86_64 LibreOffice_project/dc89aa7a9eabfd848af146d5086077aeed2ae4a5</meta:generator>
    <meta:editing-duration>PT4H48M51S</meta:editing-duration>
    <meta:editing-cycles>7</meta:editing-cycles>
    <dc:title>Base</dc:title>
    <dc:date>2020-10-11T00:35:59.936000000</dc:date>
    <meta:document-statistic meta:table-count="0" meta:image-count="0" meta:object-count="0" meta:page-count="1" meta:paragraph-count="25" meta:word-count="233" meta:character-count="1404" meta:non-whitespace-character-count="1194"/>
    <meta:template xlink:type="simple" xlink:actuate="onRequest" xlink:title="Base" xlink:href="../../../../../../AppData/Roaming/LibreOffice/4/user/template/Base1.ott" meta:date="2020-10-10T19:36:55.341000000"/>
  </office:meta>
</office:document-meta>
</file>